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0373" officeooo:paragraph-rsid="00160373"/>
    </style:style>
    <style:style style:name="P2" style:family="paragraph" style:parent-style-name="Standard">
      <style:text-properties officeooo:rsid="0017c6ae" officeooo:paragraph-rsid="0017c6ae"/>
    </style:style>
    <style:style style:name="T1" style:family="text">
      <style:text-properties officeooo:rsid="0017c6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 v are dict_items([('id', &lt;__main__.IntegerField object at 0x7fb648c30e10&gt;), ('__module__', '__main__'), ('__qualname__', 'User'), ('name', &lt;__main__.StringField object at 0x7fb648c30f60&gt;), ('__table__', 'users')]), id, &lt;IntegerField, bigint, None&gt; </text:p>
      <text:p text:style-name="P1">founding mapping:id ==&gt; &lt;IntegerField, bigint, None&gt;</text:p>
      <text:p text:style-name="P1">k v are dict_items([('id', &lt;__main__.IntegerField object at 0x7fb648c30e10&gt;), ('__module__', '__main__'), ('__qualname__', 'User'), ('name', &lt;__main__.StringField object at 0x7fb648c30f60&gt;), ('__table__', 'users')]), __module__, __main__ </text:p>
      <text:p text:style-name="P1">k v are dict_items([('id', &lt;__main__.IntegerField object at 0x7fb648c30e10&gt;), ('__module__', '__main__'), ('__qualname__', 'User'), ('name', &lt;__main__.StringField object at 0x7fb648c30f60&gt;), ('__table__', 'users')]), __qualname__, User </text:p>
      <text:p text:style-name="P1">k v are dict_items([('id', &lt;__main__.IntegerField object at 0x7fb648c30e10&gt;), ('__module__', '__main__'), ('__qualname__', 'User'), ('name', &lt;__main__.StringField object at 0x7fb648c30f60&gt;), ('__table__', 'users')]), name, &lt;StringField, varchar(100), None&gt; </text:p>
      <text:p text:style-name="P1">founding mapping:name ==&gt; &lt;StringField, varchar(100), None&gt;</text:p>
      <text:p text:style-name="P1">k v are dict_items([('id', &lt;__main__.IntegerField object at 0x7fb648c30e10&gt;), ('__module__', '__main__'), ('__qualname__', 'User'), ('name', &lt;__main__.StringField object at 0x7fb648c30f60&gt;), ('__table__', 'users')]), __table__, users </text:p>
      <text:p text:style-name="P1"/>
      <text:p text:style-name="P1"/>
      <text:p text:style-name="P1">f<text:span text:style-name="T1">ind 函数的使用：</text:span></text:p>
      <text:p text:style-name="P2">cls: {'id': 233, 'name': 'pf'}</text:p>
      <text:p text:style-name="P2">sql: select `id`, name from `users` where id = ?</text:p>
      <text:p text:style-name="P2">args: ['123']</text:p>
      <text:p text:style-name="P2">size: 1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1T22:52:22.153046145</meta:creation-date>
    <meta:editing-duration>PT4M20S</meta:editing-duration>
    <meta:editing-cycles>2</meta:editing-cycles>
    <meta:generator>LibreOffice/5.1.4.2$Linux_X86_64 LibreOffice_project/10m0$Build-2</meta:generator>
    <dc:date>2016-09-21T22:56:40.210850558</dc:date>
    <meta:document-statistic meta:table-count="0" meta:image-count="0" meta:object-count="0" meta:page-count="1" meta:paragraph-count="12" meta:word-count="147" meta:character-count="1435" meta:non-whitespace-character-count="1300"/>
  </office:meta>
</office:document-meta>
</file>